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end="Arrow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35cm" svg:stroke-color="#0000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color="#ff0000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4pt"/>
    </style:style>
    <style:style style:name="P3" style:family="paragraph">
      <loext:graphic-properties draw:fill="none" draw:fill-color="#ffffff"/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3cm" svg:y1="6.8cm" svg:x2="4.3cm" svg:y2="9.9cm">
          <text:p/>
        </draw:line>
        <draw:line draw:style-name="gr2" draw:text-style-name="P1" draw:layer="layout" svg:x1="4.3cm" svg:y1="9.9cm" svg:x2="11.4cm" svg:y2="9.9cm">
          <text:p/>
        </draw:line>
        <draw:frame draw:style-name="gr3" draw:text-style-name="P3" draw:layer="layout" svg:width="1.438cm" svg:height="0.806cm" svg:x="9.7cm" svg:y="9.838cm">
          <draw:text-box>
            <text:p text:style-name="P2">time</text:p>
          </draw:text-box>
        </draw:frame>
        <draw:path draw:style-name="gr4" draw:text-style-name="P1" draw:layer="layout" svg:width="6.467cm" svg:height="1.492cm" draw:transform="rotate (0.362155819788823) translate (4.30347356492128cm 9.46160375059517cm)" svg:viewBox="0 0 6468 1493" svg:d="M0 174c196 10 391-41 587-8 174 30 334 112 500 172 170 61 340 132 511 193 166 59 333 114 530 95 195-19 378-108 571-14 148 73 305 118 452 207 141 85 304 130 464 176 214 61 451 5 649-125 207-137 414-261 612-405 172-125 300-306 478-420 180-115 385 15 540 116 202 132 94 433 125 648 25 172-80 438 157 520l184 123 108 41">
          <text:p/>
        </draw:path>
        <draw:line draw:style-name="gr5" draw:text-style-name="P1" draw:layer="layout" svg:x1="4.3cm" svg:y1="7.9cm" svg:x2="11.1cm" svg:y2="7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2T18:08:08.073816506</meta:creation-date>
    <dc:date>2017-10-02T18:23:28.381009410</dc:date>
    <meta:editing-duration>PT15M21S</meta:editing-duration>
    <meta:editing-cycles>2</meta:editing-cycles>
    <meta:generator>LibreOffice/5.2.7.2$Linux_X86_64 LibreOffice_project/20m0$Build-2</meta:generator>
    <meta:document-statistic meta:object-count="5"/>
  </office:meta>
</office:document-meta>
</file>